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oody'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51.1">
            <text:p>351,1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374.396953784643">
            <text:p>$374,40</text:p>
          </table:table-cell>
          <table:table-cell table:style-name="ce5" table:formula="of:=[.F2]-[.B3]/[.B4]" office:value-type="currency" office:currency="USD" office:value="363.245350286101">
            <text:p>$363,25</text:p>
          </table:table-cell>
          <table:table-cell table:style-name="ce15" table:formula="of:=[.G2]/1.13" office:value-type="currency" office:currency="EUR" office:value="321.456062200089">
            <text:p>321,4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.825">
            <text:p>3,82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267.73362839356">
            <text:p>$267,73</text:p>
          </table:table-cell>
          <table:table-cell table:style-name="ce7" table:formula="of:=[.F3]-[.B3]/[.B4]" office:value-type="currency" office:currency="USD" office:value="256.582024895017">
            <text:p>$256,58</text:p>
          </table:table-cell>
          <table:table-cell table:style-name="ce16" table:formula="of:=[.G3]/1.13" office:value-type="currency" office:currency="EUR" office:value="227.063738845148">
            <text:p>227,0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32.904442128884">
            <text:p>232,9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43">
            <text:p>0,34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194.070276555586">
            <text:p>$194,07</text:p>
          </table:table-cell>
          <table:table-cell table:style-name="ce14" table:formula="of:=[.F4]-[.B3]/[.B4]" office:value-type="currency" office:currency="USD" office:value="182.918673057044">
            <text:p>$182,92</text:p>
          </table:table-cell>
          <table:table-cell table:style-name="ce17" table:formula="of:=[.G4]/1.13" office:value-type="currency" office:currency="EUR" office:value="161.874931908888">
            <text:p>161,8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1.16">
            <text:p>$11,1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58">
            <text:p>$5,58</text:p>
          </table:table-cell>
          <table:table-cell table:style-name="ce5"/>
          <table:table-cell table:style-name="ce5" table:formula="of:=[.B8]/(1+[.D2])^(1/4)" office:value-type="currency" office:currency="USD" office:value="5.49930405821507">
            <text:p>$5,50</text:p>
          </table:table-cell>
          <table:table-cell table:style-name="ce7" table:formula="of:=[.B5]/2" office:value-type="currency" office:currency="USD" office:value="5.58">
            <text:p>$5,58</text:p>
          </table:table-cell>
          <table:table-cell table:style-name="ce7"/>
          <table:table-cell table:style-name="ce7" table:formula="of:=[.E8]/(1+[.D3])^(1/4)" office:value-type="currency" office:currency="USD" office:value="5.48001923504413">
            <text:p>$5,48</text:p>
          </table:table-cell>
          <table:table-cell table:style-name="ce8" table:formula="of:=[.B5]/2" office:value-type="currency" office:currency="USD" office:value="5.58">
            <text:p>$5,58</text:p>
          </table:table-cell>
          <table:table-cell table:style-name="ce8"/>
          <table:table-cell table:style-name="ce8" table:formula="of:=[.H8]/(1+[.D4])^(1/4)" office:value-type="currency" office:currency="USD" office:value="5.46106787608063">
            <text:p>$5,4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2.1644">
            <text:p>$12,16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11.4758490566038">
            <text:p>$11,48</text:p>
          </table:table-cell>
          <table:table-cell table:formula="of:=[.B5]*(1+[.F9])" office:value-type="currency" office:currency="USD" office:value="11.9412">
            <text:p>$11,94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11.1080930232558">
            <text:p>$11,11</text:p>
          </table:table-cell>
          <table:table-cell table:formula="of:=[.B5]*(1+[.I9])" office:value-type="currency" office:currency="USD" office:value="11.718">
            <text:p>$11,72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10.7504587155963">
            <text:p>$10,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3.259196">
            <text:p>$13,26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11.800637237451">
            <text:p>$11,80</text:p>
          </table:table-cell>
          <table:table-cell table:formula="of:=[.E9]*(1+[.F10])" office:value-type="currency" office:currency="USD" office:value="12.777084">
            <text:p>$12,78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1.0564274743104">
            <text:p>$11,06</text:p>
          </table:table-cell>
          <table:table-cell table:formula="of:=[.H9]*(1+[.I10])" office:value-type="currency" office:currency="USD" office:value="12.3039">
            <text:p>$12,30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10.3559464691524">
            <text:p>$10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18733972">
            <text:p>$14,19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11.9119640038421">
            <text:p>$11,91</text:p>
          </table:table-cell>
          <table:table-cell table:formula="of:=[.E10]*(1+[.F11])" office:value-type="currency" office:currency="USD" office:value="13.28816736">
            <text:p>$13,29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10.6964507658445">
            <text:p>$10,70</text:p>
          </table:table-cell>
          <table:table-cell table:formula="of:=[.H10]*(1+[.I11])" office:value-type="currency" office:currency="USD" office:value="12.426939">
            <text:p>$12,43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9.59587700352656">
            <text:p>$9,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1804535004">
            <text:p>$15,18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12.0243410227463">
            <text:p>$12,02</text:p>
          </table:table-cell>
          <table:table-cell table:formula="of:=[.E11]*(1+[.F12])" office:value-type="currency" office:currency="USD" office:value="13.8196940544">
            <text:p>$13,82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0.3481942292821">
            <text:p>$10,35</text:p>
          </table:table-cell>
          <table:table-cell table:formula="of:=[.H11]*(1+[.I12])" office:value-type="currency" office:currency="USD" office:value="12.55120839">
            <text:p>$12,55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8.89159245280901">
            <text:p>$8,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6.243085245428">
            <text:p>$16,24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12.1377782022061">
            <text:p>$12,14</text:p>
          </table:table-cell>
          <table:table-cell table:formula="of:=[.E12]*(1+[.F13])" office:value-type="currency" office:currency="USD" office:value="14.372481816576">
            <text:p>$14,37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0.0112762776311">
            <text:p>$10,01</text:p>
          </table:table-cell>
          <table:table-cell table:formula="of:=[.H12]*(1+[.I13])" office:value-type="currency" office:currency="USD" office:value="12.6767204739">
            <text:p>$12,68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8.23899851131844">
            <text:p>$8,2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7.380101212608">
            <text:p>$17,38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12.2522855437364">
            <text:p>$12,25</text:p>
          </table:table-cell>
          <table:table-cell table:formula="of:=[.E13]*(1+[.F14])" office:value-type="currency" office:currency="USD" office:value="14.947381089239">
            <text:p>$14,95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9.68532774766171">
            <text:p>$9,69</text:p>
          </table:table-cell>
          <table:table-cell table:formula="of:=[.H13]*(1+[.I14])" office:value-type="currency" office:currency="USD" office:value="12.803487678639">
            <text:p>$12,80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7.63430137287305">
            <text:p>$7,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8.5967082974905">
            <text:p>$18,60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12.3678731432056">
            <text:p>$12,37</text:p>
          </table:table-cell>
          <table:table-cell table:formula="of:=[.E14]*(1+[.F15])" office:value-type="currency" office:currency="USD" office:value="15.5452763328086">
            <text:p>$15,55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9.36999149541226">
            <text:p>$9,37</text:p>
          </table:table-cell>
          <table:table-cell table:formula="of:=[.H14]*(1+[.I15])" office:value-type="currency" office:currency="USD" office:value="12.9315225554254">
            <text:p>$12,9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7.07398567578145">
            <text:p>$7,0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8984778783149">
            <text:p>$19,90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12.4845511917264">
            <text:p>$12,48</text:p>
          </table:table-cell>
          <table:table-cell table:formula="of:=[.E15]*(1+[.F16])" office:value-type="currency" office:currency="USD" office:value="16.167087386121">
            <text:p>$16,17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9.06492200486396">
            <text:p>$9,06</text:p>
          </table:table-cell>
          <table:table-cell table:formula="of:=[.H15]*(1+[.I16])" office:value-type="currency" office:currency="USD" office:value="13.0608377809796">
            <text:p>$13,06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6.55479406654979">
            <text:p>$6,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1.2913713297969">
            <text:p>$21,29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12.602329976554">
            <text:p>$12,60</text:p>
          </table:table-cell>
          <table:table-cell table:formula="of:=[.E16]*(1+[.F17])" office:value-type="currency" office:currency="USD" office:value="16.8137708815658">
            <text:p>$16,81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8.76978500935676">
            <text:p>$8,77</text:p>
          </table:table-cell>
          <table:table-cell table:formula="of:=[.H16]*(1+[.I17])" office:value-type="currency" office:currency="USD" office:value="13.1914461587894">
            <text:p>$13,19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6.07370826350026">
            <text:p>$6,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2.7817673228827">
            <text:p>$22,78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12.7212198819932">
            <text:p>$12,72</text:p>
          </table:table-cell>
          <table:table-cell table:formula="of:=[.E17]*(1+[.F18])" office:value-type="currency" office:currency="USD" office:value="17.4863217168284">
            <text:p>$17,49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8.48425712533119">
            <text:p>$8,48</text:p>
          </table:table-cell>
          <table:table-cell table:formula="of:=[.H17]*(1+[.I18])" office:value-type="currency" office:currency="USD" office:value="13.3233606203773">
            <text:p>$13,32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5.62793151021584">
            <text:p>$5,6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27.27813331828">
            <text:p>$127,28</text:p>
          </table:table-cell>
          <table:table-cell/>
          <table:table-cell table:style-name="ce7"/>
          <table:table-cell table:formula="of:=SUM([.G8:.G18])" office:value-type="currency" office:currency="USD" office:value="104.074744387994">
            <text:p>$104,07</text:p>
          </table:table-cell>
          <table:table-cell/>
          <table:table-cell table:style-name="ce8"/>
          <table:table-cell table:formula="of:=SUM([.J8:.J18])" office:value-type="currency" office:currency="USD" office:value="86.2586619174038">
            <text:p>$86,2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55.635346457654">
            <text:p>$455,64</text:p>
          </table:table-cell>
          <table:table-cell table:style-name="ce5"/>
          <table:table-cell table:formula="of:=[.B20]/(1+[.D2])^([.A18]+1/2)" office:value-type="currency" office:currency="USD" office:value="247.118820466363">
            <text:p>$247,12</text:p>
          </table:table-cell>
          <table:table-cell table:formula="of:=[.E18]*[.D5]" office:value-type="currency" office:currency="USD" office:value="349.726434336569">
            <text:p>$349,73</text:p>
          </table:table-cell>
          <table:table-cell table:style-name="ce7"/>
          <table:table-cell table:formula="of:=[.E20]/(1+[.D3])^([.A18]+1/2)" office:value-type="currency" office:currency="USD" office:value="163.658884005566">
            <text:p>$163,66</text:p>
          </table:table-cell>
          <table:table-cell table:formula="of:=[.H18]*[.D5]" office:value-type="currency" office:currency="USD" office:value="266.467212407547">
            <text:p>$266,47</text:p>
          </table:table-cell>
          <table:table-cell table:style-name="ce8"/>
          <table:table-cell table:formula="of:=[.H20]/(1+[.D4])^([.A18]+1/2)" office:value-type="currency" office:currency="USD" office:value="107.811614638182">
            <text:p>$107,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30.12.2021</text:date>, <text:time>16:4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30T16:48:06.43</dc:date>
    <dc:creator>aaa </dc:creator>
    <meta:editing-duration>P2DT17H27M32S</meta:editing-duration>
    <meta:editing-cycles>45</meta:editing-cycles>
    <meta:generator>OpenOffice/4.1.5$Win32 OpenOffice.org_project/415m1$Build-9789</meta:generator>
    <meta:document-statistic meta:table-count="5" meta:cell-count="690" meta:object-count="0"/>
  </office:meta>
</office:document-meta>
</file>